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4be6e" officeooo:paragraph-rsid="0004be6e" style:font-size-asian="10pt" style:font-size-complex="10pt"/>
    </style:style>
    <style:style style:name="P3" style:family="paragraph" style:parent-style-name="Standard">
      <style:text-properties officeooo:paragraph-rsid="0004be6e"/>
    </style:style>
    <style:style style:name="P4" style:family="paragraph" style:parent-style-name="Standard">
      <style:text-properties fo:font-size="10pt" officeooo:rsid="0004be6e" officeooo:paragraph-rsid="0004be6e" style:font-size-asian="10pt" style:font-size-complex="10p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text-properties fo:color="#9933ff" fo:font-weight="bold" style:font-size-asian="10.5pt" style:font-weight-asian="bold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be6e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9933ff" fo:font-weight="bold" style:font-size-asian="10.5pt" style:font-weight-asian="bold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4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6.6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6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.50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4.60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1.24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1.11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6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solid" draw:fill-color="#ffffff" fo:min-height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/>
    </style:style>
    <style:style style:name="gr14" style:family="graphic">
      <style:graphic-properties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dash" draw:stroke-dash="Ultrafine_20_2_20_Dots_20_3_20_Dashes" svg:stroke-width="0.102cm" svg:stroke-color="#660066" draw:marker-start-width="0.663cm" draw:marker-end-width="0.66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6" draw:style-name="gr12"><draw:line draw:style-name="gr13" draw:text-style-name="P6" svg:x1="10.802cm" svg:y1="-0.734cm" svg:x2="10.802cm" svg:y2="0.271cm"><text:p/></draw:line><draw:line draw:style-name="gr13" draw:text-style-name="P6" svg:x1="10.802cm" svg:y1="0.27cm" svg:x2="11.199cm" svg:y2="1.196cm"><text:p/></draw:line><draw:line draw:style-name="gr13" draw:text-style-name="P6" svg:x1="11.517cm" svg:y1="-0.286cm" svg:x2="10.141cm" svg:y2="-0.312cm"><text:p/></draw:line><draw:line draw:style-name="gr13" draw:text-style-name="P6" svg:x1="10.804cm" svg:y1="0.27cm" svg:x2="10.248cm" svg:y2="1.09cm"><text:p/></draw:line></draw:g><draw:frame text:anchor-type="paragraph" draw:z-index="9" draw:style-name="gr9" svg:width="6.298cm" svg:height="6.43cm" svg:x="-1.344cm" svg:y="19.618cm"><draw:text-box><text:p>Graphique</text:p><text:p/><text:p>Class GUI</text:p><text:p><text:s text:c="3"/>void draw() / void refresh()</text:p><text:p/><text:p>Class board</text:p><text:p><text:s text:c="3"/>Définit la représentation précise du <text:s/>(des) plateau(x).</text:p><text:p/><text:p/></draw:text-box></draw:frame><draw:frame text:anchor-type="paragraph" draw:z-index="1" draw:style-name="gr2" svg:width="6.298cm" svg:height="4.645cm" svg:x="1.462cm" svg:y="-0.464cm"><draw:text-box><text:p>IDE</text:p><text:p><text:s/><text:span text:style-name="T3">- IDE-Init</text:span></text:p><text:p><text:span text:style-name="T3">génération de tableau(x)</text:span></text:p><text:p><text:span text:style-name="T3">Design des pièces (on chage une image)</text:span></text:p><text:p><text:span text:style-name="T3"/></text:p><text:p><text:span text:style-name="T3">- IDE-calculs</text:span></text:p><text:p><text:span text:style-name="T3">Solution 1 : Des zones de texte précédées d'un rappel de chaque zone, avec si possible listes déroulantes popup pour aider à la saisie du code. </text:span></text:p><text:p><text:span text:style-name="T3">Solution 2 : un langage de programmation graphique (peut-être en reprendre un qui existe et qui soit compatibles avec C++)</text:span></text:p></draw:text-box></draw:frame><draw:frame text:anchor-type="paragraph" draw:z-index="12" draw:style-name="gr11" svg:width="1.773cm" svg:height="3.079cm" svg:x="11.675cm" svg:y="0.303cm"><draw:text-box><text:p>Module LDJ2Lua </text:p><text:p><text:span text:style-name="T1"/></text:p><text:p><text:span text:style-name="T1">Précompi-</text:span></text:p><text:p><text:span text:style-name="T1">lation(scriptFilename)</text:span></text:p><text:p/></draw:text-box></draw:frame><draw:custom-shape text:anchor-type="paragraph" draw:z-index="13" draw:style-name="gr1" svg:width="0.424cm" svg:height="0.847cm" svg:x="10.564cm" svg:y="-1.7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aption text:anchor-type="paragraph" draw:z-index="17" draw:style-name="gr14" svg:width="2.119cm" svg:height="1.086cm" svg:x="-0.917cm" svg:y="-1.362cm" draw:caption-point-x="-0.234cm" draw:caption-point-y="1.932cm"><text:p>Utilisateur de base</text:p></draw:caption><draw:caption text:anchor-type="paragraph" draw:z-index="18" draw:style-name="gr15" svg:width="1.43cm" svg:height="0.668cm" svg:x="12.284cm" svg:y="-1.393cm" draw:caption-point-x="-1.032cm" draw:caption-point-y="0.036cm"><text:p>geek</text:p></draw:caption><draw:line text:anchor-type="paragraph" draw:z-index="20" draw:style-name="gr16" draw:text-style-name="P6" svg:x1="11.516cm" svg:y1="-0.31cm" svg:x2="15.617cm" svg:y2="1.293cm"><text:p/></draw:line><draw:line text:anchor-type="paragraph" draw:z-index="21" draw:style-name="gr16" draw:text-style-name="P6" svg:x1="10.141cm" svg:y1="-0.284cm" svg:x2="9.4cm" svg:y2="1.388cm"><text:p/></draw:line><draw:line text:anchor-type="paragraph" draw:z-index="36" draw:style-name="gr18" draw:text-style-name="P6" svg:x1="8.13cm" svg:y1="-1.813cm" svg:x2="6.304cm" svg:y2="5.198cm"><text:p/></draw:line> <text:s/></text:p>
      <text:p text:style-name="Standard"><draw:custom-shape text:anchor-type="paragraph" draw:z-index="14" draw:style-name="gr1" svg:width="0.795cm" svg:height="0.689cm" svg:x="-1.395cm" svg:y="0.29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Standard"><draw:frame text:anchor-type="paragraph" draw:z-index="10" draw:style-name="gr10" svg:width="2.144cm" svg:height="0.689cm" svg:x="8.924cm" svg:y="0.415cm"><draw:text-box><text:p>Script LDJ</text:p></draw:text-box></draw:frame><draw:frame text:anchor-type="paragraph" draw:z-index="11" draw:style-name="gr10" svg:width="2.144cm" svg:height="0.689cm" svg:x="14.744cm" svg:y="0.319cm"><draw:text-box><text:p>Script Lua</text:p></draw:text-box></draw:frame><draw:custom-shape text:anchor-type="paragraph" draw:z-index="19" draw:style-name="gr1" svg:width="1.456cm" svg:height="0.186cm" svg:x="-0.205cm" svg:y="0.2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g text:anchor-type="paragraph" draw:z-index="15" draw:style-name="gr12"><draw:line draw:style-name="gr13" draw:text-style-name="P6" svg:x1="-1.025cm" svg:y1="0.272cm" svg:x2="-1.025cm" svg:y2="1.277cm"><text:p/></draw:line><draw:line draw:style-name="gr13" draw:text-style-name="P6" svg:x1="-1.025cm" svg:y1="1.277cm" svg:x2="-0.628cm" svg:y2="2.203cm"><text:p/></draw:line><draw:line draw:style-name="gr13" draw:text-style-name="P6" svg:x1="-0.31cm" svg:y1="0.721cm" svg:x2="-1.686cm" svg:y2="0.695cm"><text:p/></draw:line><draw:line draw:style-name="gr13" draw:text-style-name="P6" svg:x1="-1.024cm" svg:y1="1.277cm" svg:x2="-1.58cm" svg:y2="2.097cm"><text:p/></draw:line></draw:g><draw:custom-shape text:anchor-type="paragraph" draw:z-index="22" draw:style-name="gr1" svg:width="0.795cm" svg:height="0.16cm" svg:x="7.892cm" svg:y="0.0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style-name="gr1" draw:text-style-name="P5" svg:width="3.521cm" svg:height="0.242cm" svg:x="11.225cm" svg:y="0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23" draw:style-name="gr1" svg:width="0.265cm" svg:height="2.276cm" svg:x="-0.84cm" svg:y="0.4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24" draw:style-name="gr17" draw:text-style-name="P6" svg:x1="2.203cm" svg:y1="0.286cm" svg:x2="2.097cm" svg:y2="15.724cm"><text:p/></draw:line></text:p>
      <text:p text:style-name="Standard"><draw:frame text:anchor-type="paragraph" draw:z-index="39" draw:style-name="gr19" draw:text-style-name="P7" svg:width="5.213cm" svg:height="0.9cm" svg:x="4.902cm" svg:y="0.314cm"><draw:text-box><text:p text:style-name="P7"><text:span text:style-name="T4">Xavier <text:s text:c="2"/>Vincent</text:span></text:p></draw:text-box></draw:frame></text:p>
      <text:p text:style-name="Standard"><draw:line text:anchor-type="paragraph" draw:z-index="37" draw:style-name="gr18" draw:text-style-name="P6" svg:x1="6.304cm" svg:y1="0.33cm" svg:x2="6.622cm" svg:y2="15.12cm"><text:p/></draw:line></text:p>
      <text:p text:style-name="Standard"/>
      <text:p text:style-name="Standard"><draw:frame text:anchor-type="paragraph" draw:z-index="4" draw:style-name="gr4" svg:width="5.504cm" svg:height="7.439cm" svg:x="7.124cm" svg:y="0.229cm"><draw:text-box><text:p>Module Etat (partie C++)</text:p><text:p><text:span text:style-name="T1">Fonctions d'interfaçage permettant d'accéder à l'état.</text:span></text:p><text:p><text:span text:style-name="T1">class State</text:span></text:p><text:p><text:span text:style-name="T1">constructeur(luaFilename)</text:span></text:p><text:p><text:span text:style-name="T1"/></text:p><text:p><text:span text:style-name="T1">GetBoardList()</text:span></text:p><text:p><text:span text:style-name="T1"><text:s text:c="2"/></text:span><text:span text:style-name="T1">Retourne la lsite des plateaux définis (on commence avec un seul.</text:span></text:p><text:p><text:span text:style-name="T1"/></text:p><text:p><text:span text:style-name="T1">GetPiecesList()</text:span></text:p><text:p><text:span text:style-name="T1"/></text:p><text:p><text:span text:style-name="T1"><text:s/></text:span><text:span text:style-name="T1">vector&lt;actionList&gt; coupsPossibles(joueur)</text:span></text:p><text:p><text:span text:style-name="T1"/></text:p><text:p><text:span text:style-name="T1">Update(ActionList)</text:span></text:p><text:p><text:span text:style-name="T1"><text:s text:c="2"/></text:span><text:span text:style-name="T1">Met à jour le modèle.</text:span></text:p><text:p/></draw:text-box></draw:frame></text:p>
      <text:p text:style-name="Standard"><draw:frame text:anchor-type="paragraph" draw:z-index="3" draw:style-name="gr2" svg:width="6.298cm" svg:height="6.631cm" svg:x="-0.915cm" svg:y="0.007cm"><draw:text-box><text:p>Contrôleur</text:p><text:p/><text:p><text:span text:style-name="T1">gui=new gui()</text:span></text:p><text:p><text:span text:style-name="T1">scriptFilename = ...</text:span></text:p><text:p><text:span text:style-name="T1">state = new State(scriptFilename)</text:span></text:p><text:p><text:span text:style-name="T1">Turn = 0</text:span></text:p><text:p><text:span text:style-name="T1">Boucle de jeu</text:span></text:p><text:p><text:span text:style-name="T1"><text:s text:c="2"/></text:span><text:span text:style-name="T1">si player[turn] est humain</text:span></text:p><text:p><text:span text:style-name="T1"><text:s text:c="5"/></text:span><text:span text:style-name="T1">// attendre un ordre</text:span></text:p><text:p><text:span text:style-name="T1"><text:s text:c="5"/></text:span><text:span text:style-name="T1">coup = ...</text:span></text:p><text:p><text:span text:style-name="T1"><text:s text:c="2"/></text:span><text:span text:style-name="T1">Sinon</text:span></text:p><text:p><text:span text:style-name="T1"><text:s text:c="5"/></text:span><text:span text:style-name="T1">coup = IA.getCoup(state)</text:span></text:p><text:p><text:span text:style-name="T1"><text:s text:c="2"/></text:span><text:span text:style-name="T1">Finsi</text:span></text:p><text:p><text:span text:style-name="T1"><text:s text:c="2"/></text:span><text:span text:style-name="T1">state.update(coup)</text:span></text:p><text:p><text:span text:style-name="T1"><text:s text:c="2"/></text:span><text:span text:style-name="T1">gui.refresh()</text:span></text:p><text:p><text:span text:style-name="T1">Fin Boucle</text:span></text:p></draw:text-box></draw:frame><draw:frame text:anchor-type="paragraph" draw:z-index="2" draw:style-name="gr3" svg:width="5.266cm" svg:height="6.615cm" svg:x="13.21cm" svg:y="0.113cm"><draw:text-box><text:p>Module Etat (partie Lua)</text:p><text:p><text:span text:style-name="T1">Représentation en mémoire de l'état)</text:span></text:p><text:p><text:span text:style-name="T1">Class Board</text:span></text:p><text:p><text:span text:style-name="T1">Class Piece</text:span></text:p><text:p><text:span text:style-name="T1">Class piecetype1 …</text:span></text:p><text:p><text:span text:style-name="T1"/></text:p><text:p><text:span text:style-name="T1">Boardlist = {}</text:span></text:p><text:p><text:span text:style-name="T1">Piecelist= {}</text:span></text:p><text:p><text:span text:style-name="T1">Class ActionList</text:span></text:p><text:p><text:span text:style-name="T1">GetBoardList()</text:span></text:p><text:p><text:span text:style-name="T1">GetPiecesList()</text:span></text:p><text:p><text:span text:style-name="T1">ActionList list coupsPossibles()</text:span></text:p><text:p><text:span text:style-name="T1">Update(ActionList)</text:span></text:p></draw:text-box></draw:frame></text:p>
      <text:p text:style-name="Standard"/>
      <text:p text:style-name="Standard"/>
      <text:p text:style-name="Standard"><draw:line text:anchor-type="paragraph" draw:z-index="25" draw:style-name="gr16" draw:text-style-name="P6" svg:x1="3.87cm" svg:y1="0.589cm" svg:x2="7.124cm" svg:y2="0.187cm"><text:p/></draw:line></text:p>
      <text:p text:style-name="Standard"/>
      <text:p text:style-name="Standard"><draw:line text:anchor-type="paragraph" draw:z-index="29" draw:style-name="gr16" draw:text-style-name="P6" svg:x1="2.97cm" svg:y1="12.284cm" svg:x2="7.124cm" svg:y2="0.113cm"><text:p/></draw:line><draw:line text:anchor-type="paragraph" draw:z-index="31" draw:style-name="gr16" draw:text-style-name="P6" svg:x1="9.241cm" svg:y1="0.086cm" svg:x2="13.21cm" svg:y2="1.568cm"><text:p/></draw:line></text:p>
      <text:p text:style-name="Standard"/>
      <text:p text:style-name="Standard"/>
      <text:p text:style-name="Standard"><draw:line text:anchor-type="paragraph" draw:z-index="30" draw:style-name="gr16" draw:text-style-name="P6" svg:x1="2.97cm" svg:y1="10.823cm" svg:x2="7.124cm" svg:y2="0.081cm"><text:p/></draw:line><draw:line text:anchor-type="paragraph" draw:z-index="32" draw:style-name="gr16" draw:text-style-name="P6" svg:x1="9.241cm" svg:y1="0.24cm" svg:x2="13.21cm" svg:y2="0.505cm"><text:p/></draw:line></text:p>
      <text:p text:style-name="Standard"><draw:line text:anchor-type="paragraph" draw:z-index="35" draw:style-name="gr16" draw:text-style-name="P6" svg:x1="10.299cm" svg:y1="0.992cm" svg:x2="13.209cm" svg:y2="0.415cm"><text:p/></draw:line></text:p>
      <text:p text:style-name="Standard"><draw:line text:anchor-type="paragraph" draw:z-index="34" draw:style-name="gr16" draw:text-style-name="P6" svg:x1="10.299cm" svg:y1="1.647cm" svg:x2="13.209cm" svg:y2="0.409cm"><text:p/></draw:line><draw:line text:anchor-type="paragraph" draw:z-index="27" draw:style-name="gr16" draw:text-style-name="P6" svg:x1="3.182cm" svg:y1="0.028cm" svg:x2="12.123cm" svg:y2="5.854cm"><text:p/></draw:line></text:p>
      <text:p text:style-name="Standard"><draw:line text:anchor-type="paragraph" draw:z-index="26" draw:style-name="gr16" draw:text-style-name="P6" svg:x1="1.859cm" svg:y1="0.293cm" svg:x2="7.124cm" svg:y2="0.293cm"><text:p/></draw:line><draw:line text:anchor-type="paragraph" draw:z-index="33" draw:style-name="gr16" draw:text-style-name="P6" svg:x1="12.84cm" svg:y1="5.527cm" svg:x2="9.85cm" svg:y2="0.129cm"><text:p/></draw:line></text:p>
      <text:p text:style-name="Standard"><draw:line text:anchor-type="paragraph" draw:z-index="28" draw:style-name="gr16" draw:text-style-name="P6" svg:x1="0.88cm" svg:y1="0.198cm" svg:x2="1.489cm" svg:y2="8.903cm"><text:p/></draw:line></text:p>
      <text:p text:style-name="Standard"/>
      <text:p text:style-name="Standard"/>
      <text:p text:style-name="Standard"/>
      <text:p text:style-name="Standard"/>
      <text:p text:style-name="P2"><draw:frame text:anchor-type="paragraph" draw:z-index="8" draw:style-name="gr8" svg:width="5.665cm" svg:height="1.297cm" svg:x="10.509cm" svg:y="0.108cm"><draw:text-box><text:p>class GenericPlayer</text:p><text:p><text:span text:style-name="T1"><text:s/></text:span><text:span text:style-name="T1">String playername</text:span></text:p><text:p><text:span text:style-name="T1"><text:s/></text:span><text:span text:style-name="T1">Abstract ActionList getCoup()</text:span></text:p></draw:text-box></draw:frame> <text:s text:c="24"/>modifie les </text:p>
      <text:p text:style-name="P2"><text:s text:c="25"/>paramètres </text:p>
      <text:p text:style-name="P2"><text:s text:c="25"/>(pour démo de </text:p>
      <text:p text:style-name="P2"><text:s text:c="25"/>l'apparence)</text:p>
      <text:p text:style-name="P3"><draw:frame text:anchor-type="paragraph" draw:z-index="6" draw:style-name="gr6" svg:width="6.298cm" svg:height="4.933cm" svg:x="12.123cm" svg:y="0.099cm"><draw:text-box><text:p>IA</text:p><text:p><text:span text:style-name="T1">ActionList getCoup(state)</text:span></text:p><text:p><text:span text:style-name="T1"><text:s text:c="2"/></text:span><text:span text:style-name="T1">Retourne le coup jugé le meilleur</text:span></text:p><text:p><text:span text:style-name="T1"/></text:p><text:p><text:span text:style-name="T1">Private Int(?) EvaluerEtat</text:span></text:p><text:p><text:span text:style-name="T1"><text:s text:c="2"/></text:span><text:span text:style-name="T1">Si la fonction « evaluerEtatLua » est définie alors, on retourne son résultat</text:span></text:p><text:p><text:span text:style-name="T1"><text:s text:c="2"/></text:span><text:span text:style-name="T1">Sinon, on appliquer une fonction générique.</text:span></text:p><text:p><text:span text:style-name="T1"/></text:p><text:p><text:span text:style-name="T1">// gestion d'algos génétiques pour s'améliorer lorsque le programme est idle</text:span></text:p></draw:text-box></draw:frame> <text:s text:c="42"/><text:span text:style-name="T1"><text:s/></text:span><text:span text:style-name="T2">récupère les infos nécessaires </text:span></text:p>
      <text:p text:style-name="P2"><text:s text:c="51"/>à la représentation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8" draw:style-name="gr18" draw:text-style-name="P6" svg:x1="6.622cm" svg:y1="0.028cm" svg:x2="18.999cm" svg:y2="4.103cm"><text:p/></draw:line></text:p>
      <text:p text:style-name="Standard"/>
      <text:p text:style-name="Standard"/>
      <text:p text:style-name="Standard"><draw:frame text:anchor-type="paragraph" draw:z-index="7" draw:style-name="gr7" svg:width="6.298cm" svg:height="1.244cm" svg:x="12.097cm" svg:y="0.092cm"><draw:text-box><text:p>class NetworkPlayer</text:p><text:p><text:s/><text:span text:style-name="T1"><text:s/></text:span><text:span text:style-name="T1">ActionList getCoup()</text:span></text:p></draw:text-box></draw:frame></text:p>
      <text:p text:style-name="Standard"/>
      <text:p text:style-name="Standard"/>
      <text:p text:style-name="Standard"><draw:frame text:anchor-type="paragraph" draw:z-index="5" draw:style-name="gr5" svg:width="6.245cm" svg:height="2.592cm" svg:x="12.125cm" svg:y="0.086cm"><draw:text-box><text:p>class RealPlayer</text:p><text:p><text:span text:style-name="T1"><text:s text:c="3"/></text:span><text:span text:style-name="T1">ActionList getCoup()</text:span></text:p><text:p><text:span text:style-name="T1"><text:s text:c="5"/></text:span><text:span text:style-name="T1">La partie du contrôleur qui gère</text:span> <text:span text:style-name="T1">le joueur pourrait ressembler à ceci. Ca permettrait d'homogénéiser la boucle centrale du jeu. Mais c'est facultatif.</text:span></text:p></draw:text-box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ou </meta:initial-creator>
    <meta:creation-date>2015-06-28T12:43:40.821877250</meta:creation-date>
    <dc:date>2015-06-29T19:19:55.178734504</dc:date>
    <dc:creator>Migou </dc:creator>
    <meta:editing-duration>PT18M1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4" meta:character-count="296" meta:non-whitespace-character-count="87"/>
  </office:meta>
</office:document-meta>
</file>